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ext:h text:style-name="Heading_20_1" text:outline-level="1">Meeting Notes - Nov 7 2024</text:h>
      <text:p text:style-name="P1">Attendees: Alice, Bob, Charlie</text:p>
      <text:p text:style-name="P1">Agenda: Discuss OpenDocument format implementation</text:p>
      <text:p text:style-name="P1">Discussion: We reviewed the ODT, ODS, and ODP parsers</text:p>
      <text:p text:style-name="P1">Action Items: Complete integration tests and documentation</text:p>
      <text:p text:style-name="P1">Next Meeting: November 14, 2024</text:p>
    </office:text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>
  <office:meta>
    <dc:title>Meeting Notes - Nov 7 2024</dc:title>
    <dc:creator>Team Lead</dc:creator>
    <dc:subject>Test Document</dc:subject>
  </office:meta>
</office:document-meta>
</file>